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5T14:53:54.531922742</dc:date>
    <meta:editing-duration>PT3M20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0627905195293131">
                <text:p>0.0627905195293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0627905195293127">
                <text:p>-0.06279051952931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0627905195293153">
                <text:p>-0.0627905195293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481753674101714">
                <text:p>0.4817536741017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770513242775791">
                <text:p>-0.7705132427757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481753674101713">
                <text:p>-0.4817536741017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0627905195293087">
                <text:p>0.06279051952930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248689887164853">
                <text:p>0.2486898871648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58778525229247">
                <text:p>0.587785252292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2977648588825">
                <text:p>0.929776485888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